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ersonalInformation" style:family="table" style:master-page-name="First_20_Page">
      <style:table-properties style:width="6.9271in" fo:margin-left="0in" fo:margin-right="-0.0021in" style:page-number="0" table:align="margins"/>
    </style:style>
    <style:style style:name="PersonalInformation.A" style:family="table-column">
      <style:table-column-properties style:column-width="1.8014in" style:rel-column-width="17045*"/>
    </style:style>
    <style:style style:name="PersonalInformation.B" style:family="table-column">
      <style:table-column-properties style:column-width="5.1257in" style:rel-column-width="48490*"/>
    </style:style>
    <style:style style:name="Objectives" style:family="table">
      <style:table-properties style:width="6.9271in" fo:margin-left="0in" fo:margin-right="-0.0021in" table:align="margins"/>
    </style:style>
    <style:style style:name="Objectives.A" style:family="table-column">
      <style:table-column-properties style:column-width="1.8014in" style:rel-column-width="17045*"/>
    </style:style>
    <style:style style:name="Objectives.B" style:family="table-column">
      <style:table-column-properties style:column-width="5.1257in" style:rel-column-width="48490*"/>
    </style:style>
    <style:style style:name="WorkExperience" style:family="table">
      <style:table-properties style:width="6.9271in" fo:margin-left="0in" fo:margin-right="-0.0021in" table:align="margins"/>
    </style:style>
    <style:style style:name="WorkExperience.A" style:family="table-column">
      <style:table-column-properties style:column-width="1.7819in" style:rel-column-width="16860*"/>
    </style:style>
    <style:style style:name="WorkExperience.B" style:family="table-column">
      <style:table-column-properties style:column-width="5.1451in" style:rel-column-width="48675*"/>
    </style:style>
    <style:style style:name="Education" style:family="table">
      <style:table-properties style:width="6.9271in" fo:margin-left="0in" fo:margin-right="-0.0021in" table:align="margins"/>
    </style:style>
    <style:style style:name="Education.A" style:family="table-column">
      <style:table-column-properties style:column-width="1.8014in" style:rel-column-width="17045*"/>
    </style:style>
    <style:style style:name="Education.B" style:family="table-column">
      <style:table-column-properties style:column-width="5.1257in" style:rel-column-width="48490*"/>
    </style:style>
    <style:style style:name="Skills" style:family="table">
      <style:table-properties style:width="6.9271in" fo:margin-left="0in" fo:margin-right="-0.0021in" table:align="margins"/>
    </style:style>
    <style:style style:name="Skills.A" style:family="table-column">
      <style:table-column-properties style:column-width="1.8014in" style:rel-column-width="17045*"/>
    </style:style>
    <style:style style:name="Skills.B" style:family="table-column">
      <style:table-column-properties style:column-width="5.1257in" style:rel-column-width="48490*"/>
    </style:style>
    <style:style style:name="References" style:family="table">
      <style:table-properties style:width="6.9271in" fo:margin-left="0in" fo:margin-right="-0.0021in" table:align="margins"/>
    </style:style>
    <style:style style:name="References.A" style:family="table-column">
      <style:table-column-properties style:column-width="1.8014in" style:rel-column-width="17045*"/>
    </style:style>
    <style:style style:name="References.B" style:family="table-column">
      <style:table-column-properties style:column-width="5.1257in" style:rel-column-width="48490*"/>
    </style:style>
    <style:style style:name="P1" style:family="paragraph" style:parent-style-name="ResumeContent">
      <style:paragraph-properties fo:margin-left="0.0102in" fo:margin-right="0in" fo:text-indent="-0.0102in" style:auto-text-indent="false">
        <style:tab-stops/>
      </style:paragraph-properties>
    </style:style>
    <style:style style:name="P2" style:family="paragraph" style:parent-style-name="Standard">
      <style:paragraph-properties fo:margin-left="0in" fo:margin-right="0in" fo:margin-top="0in" fo:margin-bottom="0.0429in" fo:keep-together="always" fo:text-indent="0in" style:auto-text-indent="false" style:writing-mode="lr-tb">
        <style:tab-stops>
          <style:tab-stop style:position="0in"/>
        </style:tab-stops>
      </style:paragraph-properties>
      <style:text-properties fo:font-size="11pt" fo:language="en" fo:country="AU" fo:font-weight="bold" style:font-size-asian="11pt" style:font-weight-asian="bold" style:font-size-complex="11pt" style:font-weight-complex="bold"/>
    </style:style>
    <style:style style:name="P3" style:family="paragraph" style:parent-style-name="Standard" style:list-style-name="L1">
      <style:paragraph-properties fo:margin-left="0in" fo:margin-right="0in" fo:margin-top="0in" fo:margin-bottom="0.0429in" fo:text-indent="0in" style:auto-text-indent="false" style:writing-mode="lr-tb">
        <style:tab-stops>
          <style:tab-stop style:position="0in"/>
        </style:tab-stops>
      </style:paragraph-properties>
      <style:text-properties fo:font-size="11pt" fo:language="en" fo:country="AU" fo:font-weight="normal" style:font-size-asian="11pt" style:font-weight-asian="normal" style:font-size-complex="11pt" style:font-weight-complex="normal"/>
    </style:style>
    <style:style style:name="P4" style:family="paragraph" style:parent-style-name="ResumeContent" style:list-style-name="L2"/>
    <style:style style:name="P5" style:family="paragraph" style:parent-style-name="ResumeContent" style:list-style-name="L3"/>
    <style:style style:name="P6" style:family="paragraph" style:parent-style-name="ResumeContent" style:list-style-name="L4"/>
    <style:style style:name="P7" style:family="paragraph" style:parent-style-name="ResumeContent" style:list-style-name="L5"/>
    <style:style style:name="P8" style:family="paragraph" style:parent-style-name="ResumeContent" style:list-style-name="L6"/>
    <style:style style:name="T1" style:family="text">
      <style:text-properties style:font-name="OpenSymbol" style:font-name-asian="OpenSymbol" style:font-name-complex="OpenSymbol"/>
    </style:style>
    <style:style style:name="T2" style:family="text">
      <style:text-properties style:font-name="Nimbus Roman No9 L" style:font-name-asian="OpenSymbol" style:font-name-complex="OpenSymbol"/>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ersonalInformation" table:style-name="PersonalInformation">
        <table:table-column table:style-name="PersonalInformation.A"/>
        <table:table-column table:style-name="PersonalInformation.B"/>
        <table:table-row>
          <table:table-cell office:value-type="string">
            <text:p text:style-name="ResumeSection">Personal Information</text:p>
          </table:table-cell>
          <table:table-cell office:value-type="string">
            <text:p text:style-name="ResumeContent"><text:sender-position text:fixed="false">Senior Software Engineer</text:sender-position></text:p>
            <text:p text:style-name="ResumeContent"/>
            <text:p text:style-name="ResumeContent"><text:span text:style-name="T1"><text:tab/></text:span><text:span text:style-name="T2"><text:sender-firstname text:fixed="false">John</text:sender-firstname></text:span><text:span text:style-name="T2"> </text:span><text:span text:style-name="T2"><text:sender-lastname text:fixed="false">Donoghue</text:sender-lastname></text:span></text:p>
            <text:p text:style-name="P1"><text:tab/><text:tab/><text:sender-street text:fixed="false">124 Market Street</text:sender-street></text:p>
            <text:p text:style-name="P1"><text:tab/><text:tab/><text:sender-city text:fixed="false">Vienna</text:sender-city> <text:sender-postal-code text:fixed="false">21869</text:sender-postal-code></text:p>
            <text:p text:style-name="P1"><text:tab/><text:tab/><text:sender-country text:fixed="false">USA</text:sender-country></text:p>
            <text:p text:style-name="ResumeContent"/>
            <text:p text:style-name="ResumeContent"><text:span text:style-name="T1"></text:span> <text:tab/><text:sender-phone-private text:fixed="false">(410) 376-0137</text:sender-phone-private></text:p>
            <text:p text:style-name="ResumeContent"><text:span text:style-name="T1"></text:span> <text:tab/><text:sender-email text:fixed="false">john.donoghue@ieee.org</text:sender-email></text:p>
            <text:p text:style-name="ResumeContent"><text:span text:style-name="T1"></text:span> <text:tab/><text:a xlink:type="simple" xlink:href="http://www.ilivehere.com/"><text:user-defined text:name="Webpage">http://www.lostbard.com</text:user-defined></text:a></text:p>
            <text:p text:style-name="ResumeContent"><text:a xlink:type="simple" xlink:href="http://www.ilivehere.com/"/></text:p>
          </table:table-cell>
        </table:table-row>
      </table:table>
      <text:p text:style-name="Text_20_body"/>
      <table:table table:name="Objectives" table:style-name="Objectives">
        <table:table-column table:style-name="Objectives.A"/>
        <table:table-column table:style-name="Objectives.B"/>
        <table:table-row>
          <table:table-cell office:value-type="string">
            <text:p text:style-name="ResumeSection">Objective</text:p>
          </table:table-cell>
          <table:table-cell office:value-type="string">
            <text:p text:style-name="ResumeContent">To create superior software systems in a challenging and open environment.</text:p>
          </table:table-cell>
        </table:table-row>
      </table:table>
      <text:p text:style-name="Text_20_body"/>
      <table:table table:name="WorkExperience" table:style-name="WorkExperience">
        <table:table-column table:style-name="WorkExperience.A"/>
        <table:table-column table:style-name="WorkExperience.B"/>
        <table:table-row>
          <table:table-cell office:value-type="string">
            <text:p text:style-name="ResumeSection">Work Experience</text:p>
          </table:table-cell>
          <table:table-cell office:value-type="string">
            <text:p text:style-name="ResumeContent">Software Engineer</text:p>
            <text:p text:style-name="ResumeCompanyName">SAAB Systems, Australia<text:tab/><text:tab/><text:tab/></text:p>
            <text:p text:style-name="ResumeDate">January 2001- October 2003</text:p>
            <text:p text:style-name="P2"><text:span text:style-name="T3">I provided technical input, software design, coding and testing in a multitude of projects including:</text:span></text:p>
            <text:list text:style-name="L1">
              <text:list-item>
                <text:p text:style-name="P3">R &amp; D;</text:p>
              </text:list-item>
              <text:list-item>
                <text:p text:style-name="P3">In-service Support of current ADA control systems;</text:p>
              </text:list-item>
              <text:list-item>
                <text:p text:style-name="P3">Design and application of simulation frame work;</text:p>
              </text:list-item>
              <text:list-item>
                <text:p text:style-name="P3">Key member in software design and application of a C++/Linux traffic control system. </text:p>
              </text:list-item>
            </text:list>
            <text:p text:style-name="ResumeContent"/>
            <text:p text:style-name="ResumeContent">Tutor</text:p>
            <text:p text:style-name="ResumeCompanyName">University of South Australia<text:tab/><text:tab/></text:p>
            <text:p text:style-name="ResumeDate">January 1998 – December 2000</text:p>
            <text:p text:style-name="ResumeContent">I provided tutoring, practical supervision and marking for the University in a number of subjects including:</text:p>
            <text:list text:style-name="L2">
              <text:list-item>
                <text:p text:style-name="P4">C,C++, and Java programming;</text:p>
              </text:list-item>
              <text:list-item>
                <text:p text:style-name="P4">Computer Systems Organization;</text:p>
              </text:list-item>
              <text:list-item>
                <text:p text:style-name="P4">Internet Technology; and</text:p>
              </text:list-item>
              <text:list-item>
                <text:p text:style-name="P4">User Interfaces.</text:p>
              </text:list-item>
            </text:list>
            <text:p text:style-name="ResumeContent"/>
            <text:p text:style-name="ResumeContent"/>
            <text:p text:style-name="ResumeContent">Systems Analyst/Programmer</text:p>
            <text:p text:style-name="ResumeCompanyName">Boral Energy</text:p>
            <text:p text:style-name="ResumeDate">July 1999 – December 1999</text:p>
            <text:p text:style-name="ResumeContent">Duties included contract programming and documentation during migration of their web services between servers.</text:p>
            <text:p text:style-name="ResumeContent"/>
            <text:p text:style-name="ResumeContent">Programmer</text:p>
            <text:p text:style-name="ResumeCompanyName">JRJ Technologies</text:p>
            <text:p text:style-name="ResumeDate">July 1997 – July 1999</text:p>
            <text:p text:style-name="ResumeContent">I designed and coded a number of small applications and provided system administration support.</text:p>
          </table:table-cell>
        </table:table-row>
      </table:table>
      <text:p text:style-name="Text_20_body"/>
      <table:table table:name="Education" table:style-name="Education">
        <table:table-column table:style-name="Education.A"/>
        <table:table-column table:style-name="Education.B"/>
        <table:table-row>
          <table:table-cell office:value-type="string">
            <text:p text:style-name="ResumeSection">Education</text:p>
          </table:table-cell>
          <table:table-cell office:value-type="string">
            <text:p text:style-name="ResumeCompanyName">University of South Australia</text:p>
            <text:p text:style-name="ResumeDate">1997 -2000</text:p>
            <text:p text:style-name="ResumeContent">I completed a bachelor degree in Software Engineering with honors, finished with an average grade of high distinction.</text:p>
            <text:p text:style-name="ResumeContent">I was also on the Deans merit list each year for outstanding achievement and received numerous academic awards.</text:p>
          </table:table-cell>
        </table:table-row>
      </table:table>
      <text:p text:style-name="Text_20_body"/>
      <table:table table:name="Skills" table:style-name="Skills">
        <table:table-column table:style-name="Skills.A"/>
        <table:table-column table:style-name="Skills.B"/>
        <table:table-row>
          <table:table-cell office:value-type="string">
            <text:p text:style-name="ResumeSection">Skills</text:p>
          </table:table-cell>
          <table:table-cell office:value-type="string">
            <text:p text:style-name="ResumeContent">Embedded Systems: </text:p>
            <text:list text:style-name="L3">
              <text:list-item>
                <text:p text:style-name="P5">C,C++ and assembler coding for Motorola 68k based and Atmel AVR based systems.</text:p>
              </text:list-item>
            </text:list>
            <text:p text:style-name="ResumeContent">Operating Systems:</text:p>
            <text:list text:style-name="L4">
              <text:list-item>
                <text:p text:style-name="P6">Designed software and administers applications using various Linux suites and Microsoft windows, including network programming and some low level driver coding.</text:p>
              </text:list-item>
            </text:list>
            <text:p text:style-name="ResumeContent">Office Suites:</text:p>
            <text:list text:style-name="L5">
              <text:list-item>
                <text:p text:style-name="P7">Microsoft Office word, excel, access and Visio; and</text:p>
              </text:list-item>
              <text:list-item>
                <text:p text:style-name="P7">Open Office.</text:p>
              </text:list-item>
            </text:list>
            <text:p text:style-name="ResumeContent">User Interfaces:</text:p>
            <text:list text:style-name="L6">
              <text:list-item>
                <text:p text:style-name="P8">User interface design in Microsoft Windows, including win32 and MFC; Linux X windows, GTK and KDE.</text:p>
              </text:list-item>
            </text:list>
          </table:table-cell>
        </table:table-row>
        <table:table-row>
          <table:table-cell office:value-type="string">
            <text:p text:style-name="ResumeSection"/>
          </table:table-cell>
          <table:table-cell office:value-type="string">
            <text:p text:style-name="ResumeContent"/>
          </table:table-cell>
        </table:table-row>
      </table:table>
      <text:p text:style-name="Text_20_body"/>
      <table:table table:name="References" table:style-name="References">
        <table:table-column table:style-name="References.A"/>
        <table:table-column table:style-name="References.B"/>
        <table:table-row>
          <table:table-cell office:value-type="string">
            <text:p text:style-name="ResumeSection">References</text:p>
          </table:table-cell>
          <table:table-cell office:value-type="string">
            <text:p text:style-name="ResumeContent">References are available on reques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paceLine" style:family="paragraph" style:parent-style-name="Text_20_body" style:next-style-name="Standard" style:class="text">
      <style:text-properties fo:font-size="18pt"/>
    </style:style>
    <style:style style:name="ResumeTitle" style:family="paragraph" style:parent-style-name="Heading" style:next-style-name="SpaceLine" style:class="text">
      <style:paragraph-properties fo:text-align="end" style:justify-single-word="false" fo:padding="0.0291in" fo:border-left="none" fo:border-right="none" fo:border-top="none" fo:border-bottom="0.0008in solid #000000" style:join-border="false"/>
    </style:style>
    <style:style style:name="ResumeSection" style:family="paragraph" style:parent-style-name="Table_20_Contents" style:class="chapter">
      <style:text-properties fo:font-size="12pt"/>
    </style:style>
    <style:style style:name="ResumeContent" style:family="paragraph" style:parent-style-name="Table_20_Contents" style:class="text" style:master-page-name=""/>
    <style:style style:name="ResumeContinued" style:family="paragraph" style:parent-style-name="Header" style:class="text">
      <style:paragraph-properties fo:text-align="end" style:justify-single-word="false" fo:padding="0.0291in" fo:border-left="none" fo:border-right="none" fo:border-top="none" fo:border-bottom="0.0008in solid #000000" style:join-border="false"/>
      <style:text-properties fo:font-weight="bold" style:font-weight-asian="bold" style:font-weight-complex="bold"/>
    </style:style>
    <style:style style:name="ResumeCompanyName" style:family="paragraph" style:parent-style-name="ResumeContent" style:class="text">
      <style:text-properties fo:font-weight="bold"/>
    </style:style>
    <style:style style:name="ResumeDate" style:family="paragraph" style:parent-style-name="ResumeContent" style:class="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ResumeContinued">Resume for <text:sender-firstname text:fixed="false">John</text:sender-firstname> <text:sender-lastname text:fixed="false">Donoghue</text:sender-lastname> (continued)</text:p>
      </style:header>
    </style:master-page>
    <style:master-page style:name="First_20_Page" style:display-name="First Page" style:page-layout-name="pm1" style:next-style-name="Standard">
      <style:header>
        <text:p text:style-name="ResumeTitle">Resume for <text:sender-firstname text:fixed="false">John</text:sender-firstname> <text:sender-lastname text:fixed="false">Donoghue</text:sender-last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description>John Donoghue &lt;john.donoghue@ieee.org&gt;
124 Market Street
Vienna
Maryland USA 
21869

This document is PDL licensed.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
</dc:description>
    <dc:subject>Resume</dc:subject>
    <meta:initial-creator>John Donoghue</meta:initial-creator>
    <meta:creation-date>2006-10-14T20:11:12</meta:creation-date>
    <dc:creator>John Donoghue</dc:creator>
    <dc:date>2006-10-14T20:46:20</dc:date>
    <meta:keyword>Resume</meta:keyword>
    <dc:language>en-US</dc:language>
    <meta:editing-cycles>7</meta:editing-cycles>
    <meta:editing-duration>PT10M37S</meta:editing-duration>
    <meta:template xlink:type="simple" xlink:actuate="onRequest" xlink:role="template" xlink:href="../.openoffice.org2.0/user/template/Untitled/Basic%20Resume.ott" xlink:title="Basic Resume" meta:date="2006-10-14T20:11:11"/>
    <meta:user-defined meta:name="Webpage">http://www.lostbard.com</meta:user-defined>
    <meta:user-defined meta:name="Info 2"/>
    <meta:user-defined meta:name="Info 3"/>
    <meta:user-defined meta:name="Info 4"/>
    <meta:document-statistic meta:table-count="6" meta:image-count="0" meta:object-count="0" meta:page-count="2" meta:paragraph-count="55" meta:word-count="277" meta:character-count="1924"/>
  </office:meta>
</office:document-meta>
</file>